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1]=42)" style:apply-style-name="Red" style:base-cell-address="Sheet1.D1"/>
    </style:style>
    <style:style style:name="ce3" style:family="table-cell" style:parent-style-name="Default">
      <style:map style:condition="is-true-formula([.B2]=42)" style:apply-style-name="Red" style:base-cell-address="Sheet1.D2"/>
    </style:style>
    <style:style style:name="ce6" style:family="table-cell" style:parent-style-name="Default">
      <style:map style:condition="is-true-formula([.B5]=42)" style:apply-style-name="Red" style:base-cell-address="Sheet1.D5"/>
    </style:style>
    <style:style style:name="ce7" style:family="table-cell" style:parent-style-name="Default">
      <style:map style:condition="cell-content()=[.$B$1]" style:apply-style-name="Red" style:base-cell-address="Sheet1.F1"/>
    </style:style>
    <style:style style:name="ce8" style:family="table-cell" style:parent-style-name="Default">
      <style:map style:condition="cell-content()=[.$B$1]" style:apply-style-name="Red" style:base-cell-address="Sheet1.F2"/>
    </style:style>
    <style:style style:name="ce13" style:family="table-cell" style:parent-style-name="Default">
      <style:map style:condition="cell-content()=[.B1]" style:apply-style-name="Red" style:base-cell-address="Sheet1.F3"/>
    </style:style>
    <style:style style:name="ce9" style:family="table-cell" style:parent-style-name="Default">
      <style:map style:condition="cell-content()=[.B1]" style:apply-style-name="Red" style:base-cell-address="Sheet1.F4"/>
    </style:style>
    <style:style style:name="ce10" style:family="table-cell" style:parent-style-name="Default">
      <style:map style:condition="cell-content()=[.B1]" style:apply-style-name="Red" style:base-cell-address="Sheet1.F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style-name="ce1"/>
          <table:table-cell/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style-name="ce3"/>
          <table:table-cell/>
          <table:table-cell table:style-name="ce8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13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style-name="ce10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calcext:conditional-formats>
          <calcext:conditional-format calcext:target-range-address="Sheet1.D1:Sheet1.D1">
            <calcext:condition calcext:apply-style-name="Red" calcext:value="formula-is([.B1]=42)" calcext:base-cell-address="Sheet1.D1"/>
          </calcext:conditional-format>
          <calcext:conditional-format calcext:target-range-address="Sheet1.F1:Sheet1.F1">
            <calcext:condition calcext:apply-style-name="Red" calcext:value="=[.$B$1]" calcext:base-cell-address="Sheet1.F1"/>
          </calcext:conditional-format>
          <calcext:conditional-format calcext:target-range-address="Sheet1.F4:Sheet1.F4">
            <calcext:condition calcext:apply-style-name="Red" calcext:value="=[.B1]" calcext:base-cell-address="Sheet1.F4"/>
          </calcext:conditional-format>
          <calcext:conditional-format calcext:target-range-address="Sheet1.F5:Sheet1.F5">
            <calcext:condition calcext:apply-style-name="Red" calcext:value="=[.B1]" calcext:base-cell-address="Sheet1.F5"/>
          </calcext:conditional-format>
          <calcext:conditional-format calcext:target-range-address="Sheet1.D2:Sheet1.D2">
            <calcext:condition calcext:apply-style-name="Red" calcext:value="formula-is([.B2]=42)" calcext:base-cell-address="Sheet1.D2"/>
          </calcext:conditional-format>
          <calcext:conditional-format calcext:target-range-address="Sheet1.D5:Sheet1.D8">
            <calcext:condition calcext:apply-style-name="Red" calcext:value="formula-is([.B5]=42)" calcext:base-cell-address="Sheet1.D5"/>
          </calcext:conditional-format>
          <calcext:conditional-format calcext:target-range-address="Sheet1.F2:Sheet1.F2">
            <calcext:condition calcext:apply-style-name="Red" calcext:value="=[.$B$1]" calcext:base-cell-address="Sheet1.F2"/>
          </calcext:conditional-format>
          <calcext:conditional-format calcext:target-range-address="Sheet1.F3:Sheet1.F3">
            <calcext:condition calcext:apply-style-name="Red" calcext:value="=[.B1]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4:35:50.253256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21:42.996270460</meta:creation-date>
    <dc:date>2017-11-28T14:41:19.521104238</dc:date>
    <meta:editing-duration>PT58M11S</meta:editing-duration>
    <meta:editing-cycles>20</meta:editing-cycles>
    <meta:generator>LibreOfficeDev/5.4.4.0.0$Linux_X86_64 LibreOffice_project/4a78c6496ab10552dd8f10383907557aa284f1ec</meta:generator>
    <meta:document-statistic meta:table-count="1" meta:cell-count="11" meta:object-count="0"/>
  </office:meta>
</office:document-meta>
</file>